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45in"/>
    </style:style>
    <style:style style:name="co2" style:family="table-column">
      <style:table-column-properties fo:break-before="auto" style:column-width="1.2425in"/>
    </style:style>
    <style:style style:name="co3" style:family="table-column">
      <style:table-column-properties fo:break-before="auto" style:column-width="3.5402in"/>
    </style:style>
    <style:style style:name="co4" style:family="table-column">
      <style:table-column-properties fo:break-before="auto" style:column-width="1.6634in"/>
    </style:style>
    <style:style style:name="co5" style:family="table-column">
      <style:table-column-properties fo:break-before="auto" style:column-width="1.778in"/>
    </style:style>
    <style:style style:name="co6" style:family="table-column">
      <style:table-column-properties fo:break-before="auto" style:column-width="0.8008in"/>
    </style:style>
    <style:style style:name="co7" style:family="table-column">
      <style:table-column-properties fo:break-before="auto" style:column-width="0.7756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6484in"/>
    </style:style>
    <style:style style:name="co10" style:family="table-column">
      <style:table-column-properties fo:break-before="auto" style:column-width="0.5472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1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  <style:style style:name="ce3" style:family="table-cell" style:parent-style-name="Default" style:data-style-name="N4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Perf Quart</text:p>
          </table:table-cell>
          <table:table-cell office:value-type="string" calcext:value-type="string">
            <text:p>ATR</text:p>
          </table:table-cell>
          <table:table-cell office:value-type="string" calcext:value-type="string">
            <text:p>Volatility M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NATR</text:p>
          </table:table-cell>
          <table:table-cell office:value-type="string" calcext:value-type="string">
            <text:p>Sharp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Stock_Cap</text:p>
          </table:table-cell>
          <table:table-cell office:value-type="string" calcext:value-type="string">
            <text:p>weights</text:p>
          </table:table-cell>
          <table:table-cell table:style-name="ce5" office:value-type="string" calcext:value-type="string">
            <text:p>Star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Apple Inc.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Consumer Electronics</text:p>
          </table:table-cell>
          <table:table-cell table:style-name="ce1" office:value-type="string" calcext:value-type="string">
            <text:p>9.92%</text:p>
          </table:table-cell>
          <table:table-cell table:style-name="ce1" office:value-type="string" calcext:value-type="string">
            <text:p>-2.37%</text:p>
          </table:table-cell>
          <table:table-cell office:value-type="float" office:value="3.14" calcext:value-type="float">
            <text:p>3.14</text:p>
          </table:table-cell>
          <table:table-cell table:style-name="ce1" office:value-type="string" calcext:value-type="string">
            <text:p>2.08%</text:p>
          </table:table-cell>
          <table:table-cell table:style-name="ce1" office:value-type="string" calcext:value-type="string">
            <text:p>2.18%</text:p>
          </table:table-cell>
          <table:table-cell office:value-type="float" office:value="129.96" calcext:value-type="float">
            <text:p>129.96</text:p>
          </table:table-cell>
          <table:table-cell table:formula="of:=ROUND([.H2]/[.K2];4)" office:value-type="float" office:value="0.0242" calcext:value-type="float">
            <text:p>0.0242</text:p>
          </table:table-cell>
          <table:table-cell table:formula="of:=[.F2]/[.I2]" office:value-type="float" office:value="4.76923076923077" calcext:value-type="float">
            <text:p>4.76923076923077</text:p>
          </table:table-cell>
          <table:table-cell office:value-type="float" office:value="100" calcext:value-type="float">
            <text:p>100</text:p>
          </table:table-cell>
          <table:table-cell table:formula="of:=[.K2]*[.N2]" office:value-type="float" office:value="12996" calcext:value-type="float">
            <text:p>12996</text:p>
          </table:table-cell>
          <table:table-cell table:formula="of:=[.O2]/[.$O$13]*100" office:value-type="float" office:value="23.3681368010574" calcext:value-type="float">
            <text:p>23.3681368010574</text:p>
          </table:table-cell>
          <table:table-cell/>
          <table:table-cell table:formula="of:=[.G2]*[.P2]" office:value-type="float" office:value="-0.553824842185061" calcext:value-type="float">
            <text:p>-0.55382484218506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YX</text:p>
          </table:table-cell>
          <table:table-cell office:value-type="string" calcext:value-type="string">
            <text:p>Alteryx, Inc.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oftware - Application</text:p>
          </table:table-cell>
          <table:table-cell table:style-name="ce1" office:value-type="string" calcext:value-type="string">
            <text:p>2.58%</text:p>
          </table:table-cell>
          <table:table-cell table:style-name="ce1" office:value-type="string" calcext:value-type="string">
            <text:p>-25.56%</text:p>
          </table:table-cell>
          <table:table-cell office:value-type="float" office:value="3.82" calcext:value-type="float">
            <text:p>3.82</text:p>
          </table:table-cell>
          <table:table-cell table:style-name="ce1" office:value-type="string" calcext:value-type="string">
            <text:p>3.87%</text:p>
          </table:table-cell>
          <table:table-cell table:style-name="ce1" office:value-type="string" calcext:value-type="string">
            <text:p>-14.86%</text:p>
          </table:table-cell>
          <table:table-cell office:value-type="float" office:value="85.58" calcext:value-type="float">
            <text:p>85.58</text:p>
          </table:table-cell>
          <table:table-cell table:formula="of:=ROUND([.H3]/[.K3];4)" office:value-type="float" office:value="0.0446" calcext:value-type="float">
            <text:p>0.0446</text:p>
          </table:table-cell>
          <table:table-cell table:formula="of:=[.F3]/[.I3]" office:value-type="float" office:value="0.666666666666667" calcext:value-type="float">
            <text:p>0.666666666666667</text:p>
          </table:table-cell>
          <table:table-cell office:value-type="float" office:value="21" calcext:value-type="float">
            <text:p>21</text:p>
          </table:table-cell>
          <table:table-cell table:formula="of:=[.K3]*[.N3]" office:value-type="float" office:value="1797.18" calcext:value-type="float">
            <text:p>1797.18</text:p>
          </table:table-cell>
          <table:table-cell table:formula="of:=[.O3]/[.$O$13]*100" office:value-type="float" office:value="3.23151339613146" calcext:value-type="float">
            <text:p>3.23151339613146</text:p>
          </table:table-cell>
          <table:table-cell/>
          <table:table-cell table:formula="of:=[.G3]*[.P3]" office:value-type="float" office:value="-0.8259748240512" calcext:value-type="float">
            <text:p>-0.82597482405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P</text:p>
          </table:table-cell>
          <table:table-cell office:value-type="string" calcext:value-type="string">
            <text:p>PepsiCo, Inc.</text:p>
          </table:table-cell>
          <table:table-cell office:value-type="string" calcext:value-type="string">
            <text:p>Consumer Defensive</text:p>
          </table:table-cell>
          <table:table-cell office:value-type="string" calcext:value-type="string">
            <text:p>Beverages - Non-Alcoholic</text:p>
          </table:table-cell>
          <table:table-cell table:style-name="ce1" office:value-type="string" calcext:value-type="string">
            <text:p>8.54%</text:p>
          </table:table-cell>
          <table:table-cell table:style-name="ce1" office:value-type="string" calcext:value-type="string">
            <text:p>-0.89%</text:p>
          </table:table-cell>
          <table:table-cell office:value-type="float" office:value="2.31" calcext:value-type="float">
            <text:p>2.31</text:p>
          </table:table-cell>
          <table:table-cell table:style-name="ce1" office:value-type="string" calcext:value-type="string">
            <text:p>1.57%</text:p>
          </table:table-cell>
          <table:table-cell table:style-name="ce1" office:value-type="string" calcext:value-type="string">
            <text:p>4.90%</text:p>
          </table:table-cell>
          <table:table-cell office:value-type="float" office:value="142.92" calcext:value-type="float">
            <text:p>142.92</text:p>
          </table:table-cell>
          <table:table-cell table:formula="of:=ROUND([.H4]/[.K4];4)" office:value-type="float" office:value="0.0162" calcext:value-type="float">
            <text:p>0.0162</text:p>
          </table:table-cell>
          <table:table-cell table:formula="of:=[.F4]/[.I4]" office:value-type="float" office:value="5.43949044585987" calcext:value-type="float">
            <text:p>5.43949044585987</text:p>
          </table:table-cell>
          <table:table-cell office:value-type="float" office:value="13" calcext:value-type="float">
            <text:p>13</text:p>
          </table:table-cell>
          <table:table-cell table:formula="of:=[.K4]*[.N4]" office:value-type="float" office:value="1857.96" calcext:value-type="float">
            <text:p>1857.96</text:p>
          </table:table-cell>
          <table:table-cell table:formula="of:=[.O4]/[.$O$13]*100" office:value-type="float" office:value="3.34080205069965" calcext:value-type="float">
            <text:p>3.34080205069965</text:p>
          </table:table-cell>
          <table:table-cell/>
          <table:table-cell table:formula="of:=[.G4]*[.P4]" office:value-type="float" office:value="-0.0297331382512269" calcext:value-type="float">
            <text:p>-0.02973313825122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TR</text:p>
          </table:table-cell>
          <table:table-cell office:value-type="string" calcext:value-type="string">
            <text:p>Palantir Technologies Inc.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oftware - Infrastructure</text:p>
          </table:table-cell>
          <table:table-cell table:style-name="ce1" office:value-type="string" calcext:value-type="string">
            <text:p>1.69%</text:p>
          </table:table-cell>
          <table:table-cell table:style-name="ce1" office:value-type="string" calcext:value-type="string">
            <text:p>-6.91%</text:p>
          </table:table-cell>
          <table:table-cell office:value-type="float" office:value="1.53" calcext:value-type="float">
            <text:p>1.53</text:p>
          </table:table-cell>
          <table:table-cell table:style-name="ce1" office:value-type="string" calcext:value-type="string">
            <text:p>5.77%</text:p>
          </table:table-cell>
          <table:table-cell table:style-name="ce1" office:value-type="string" calcext:value-type="string">
            <text:p>-14.18%</text:p>
          </table:table-cell>
          <table:table-cell office:value-type="float" office:value="23.48" calcext:value-type="float">
            <text:p>23.48</text:p>
          </table:table-cell>
          <table:table-cell table:formula="of:=ROUND([.H5]/[.K5];4)" office:value-type="float" office:value="0.0652" calcext:value-type="float">
            <text:p>0.0652</text:p>
          </table:table-cell>
          <table:table-cell table:formula="of:=[.F5]/[.I5]" office:value-type="float" office:value="0.292894280762565" calcext:value-type="float">
            <text:p>0.292894280762565</text:p>
          </table:table-cell>
          <table:table-cell office:value-type="float" office:value="200" calcext:value-type="float">
            <text:p>200</text:p>
          </table:table-cell>
          <table:table-cell table:formula="of:=[.K5]*[.N5]" office:value-type="float" office:value="4696" calcext:value-type="float">
            <text:p>4696</text:p>
          </table:table-cell>
          <table:table-cell table:formula="of:=[.O5]/[.$O$13]*100" office:value-type="float" office:value="8.44388815156707" calcext:value-type="float">
            <text:p>8.44388815156707</text:p>
          </table:table-cell>
          <table:table-cell/>
          <table:table-cell table:formula="of:=[.G5]*[.P5]" office:value-type="float" office:value="-0.583472671273285" calcext:value-type="float">
            <text:p>-0.58347267127328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quare, Inc.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oftware - Infrastructure</text:p>
          </table:table-cell>
          <table:table-cell table:style-name="ce1" office:value-type="string" calcext:value-type="string">
            <text:p>21.42%</text:p>
          </table:table-cell>
          <table:table-cell table:style-name="ce1" office:value-type="string" calcext:value-type="string">
            <text:p>6.69%</text:p>
          </table:table-cell>
          <table:table-cell office:value-type="float" office:value="14.21" calcext:value-type="float">
            <text:p>14.21</text:p>
          </table:table-cell>
          <table:table-cell table:style-name="ce1" office:value-type="string" calcext:value-type="string">
            <text:p>5.55%</text:p>
          </table:table-cell>
          <table:table-cell table:style-name="ce1" office:value-type="string" calcext:value-type="string">
            <text:p>8.45%</text:p>
          </table:table-cell>
          <table:table-cell office:value-type="float" office:value="255.82" calcext:value-type="float">
            <text:p>255.82</text:p>
          </table:table-cell>
          <table:table-cell table:formula="of:=ROUND([.H6]/[.K6];4)" office:value-type="float" office:value="0.0555" calcext:value-type="float">
            <text:p>0.0555</text:p>
          </table:table-cell>
          <table:table-cell table:formula="of:=[.F6]/[.I6]" office:value-type="float" office:value="3.85945945945946" calcext:value-type="float">
            <text:p>3.85945945945946</text:p>
          </table:table-cell>
          <table:table-cell office:value-type="float" office:value="50" calcext:value-type="float">
            <text:p>50</text:p>
          </table:table-cell>
          <table:table-cell table:formula="of:=[.K6]*[.N6]" office:value-type="float" office:value="12791" calcext:value-type="float">
            <text:p>12791</text:p>
          </table:table-cell>
          <table:table-cell table:formula="of:=[.O6]/[.$O$13]*100" office:value-type="float" office:value="22.9995258404375" calcext:value-type="float">
            <text:p>22.9995258404375</text:p>
          </table:table-cell>
          <table:table-cell/>
          <table:table-cell table:formula="of:=[.G6]*[.P6]" office:value-type="float" office:value="1.53866827872527" calcext:value-type="float">
            <text:p>1.5386682787252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Atlassian Corporation Plc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oftware - Application</text:p>
          </table:table-cell>
          <table:table-cell table:style-name="ce1" office:value-type="string" calcext:value-type="string">
            <text:p>-2.59%</text:p>
          </table:table-cell>
          <table:table-cell table:style-name="ce1" office:value-type="string" calcext:value-type="string">
            <text:p>-7.16%</text:p>
          </table:table-cell>
          <table:table-cell office:value-type="float" office:value="10.7" calcext:value-type="float">
            <text:p>10.7</text:p>
          </table:table-cell>
          <table:table-cell table:style-name="ce1" office:value-type="string" calcext:value-type="string">
            <text:p>4.11%</text:p>
          </table:table-cell>
          <table:table-cell table:style-name="ce1" office:value-type="string" calcext:value-type="string">
            <text:p>-5.13%</text:p>
          </table:table-cell>
          <table:table-cell office:value-type="float" office:value="220.45" calcext:value-type="float">
            <text:p>220.45</text:p>
          </table:table-cell>
          <table:table-cell table:formula="of:=ROUND([.H7]/[.K7];4)" office:value-type="float" office:value="0.0485" calcext:value-type="float">
            <text:p>0.0485</text:p>
          </table:table-cell>
          <table:table-cell table:formula="of:=[.F7]/[.I7]" office:value-type="float" office:value="-0.630170316301703" calcext:value-type="float">
            <text:p>-0.630170316301703</text:p>
          </table:table-cell>
          <table:table-cell office:value-type="float" office:value="50" calcext:value-type="float">
            <text:p>50</text:p>
          </table:table-cell>
          <table:table-cell table:formula="of:=[.K7]*[.N7]" office:value-type="float" office:value="11022.5" calcext:value-type="float">
            <text:p>11022.5</text:p>
          </table:table-cell>
          <table:table-cell table:formula="of:=[.O7]/[.$O$13]*100" office:value-type="float" office:value="19.8195820167479" calcext:value-type="float">
            <text:p>19.8195820167479</text:p>
          </table:table-cell>
          <table:table-cell/>
          <table:table-cell table:formula="of:=[.G7]*[.P7]" office:value-type="float" office:value="-1.41908207239915" calcext:value-type="float">
            <text:p>-1.4190820723991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SLA</text:p>
          </table:table-cell>
          <table:table-cell office:value-type="string" calcext:value-type="string">
            <text:p>Tesla, Inc.</text:p>
          </table:table-cell>
          <table:table-cell office:value-type="string" calcext:value-type="string">
            <text:p>Consumer Cyclical</text:p>
          </table:table-cell>
          <table:table-cell office:value-type="string" calcext:value-type="string">
            <text:p>Auto Manufacturers</text:p>
          </table:table-cell>
          <table:table-cell table:style-name="ce1" office:value-type="string" calcext:value-type="string">
            <text:p>19.18%</text:p>
          </table:table-cell>
          <table:table-cell table:style-name="ce1" office:value-type="string" calcext:value-type="string">
            <text:p>-8.73%</text:p>
          </table:table-cell>
          <table:table-cell office:value-type="float" office:value="41.02" calcext:value-type="float">
            <text:p>41.02</text:p>
          </table:table-cell>
          <table:table-cell table:style-name="ce1" office:value-type="string" calcext:value-type="string">
            <text:p>5.60%</text:p>
          </table:table-cell>
          <table:table-cell table:style-name="ce1" office:value-type="string" calcext:value-type="string">
            <text:p>-5.59%</text:p>
          </table:table-cell>
          <table:table-cell office:value-type="float" office:value="685.19" calcext:value-type="float">
            <text:p>685.19</text:p>
          </table:table-cell>
          <table:table-cell table:formula="of:=ROUND([.H8]/[.K8];4)" office:value-type="float" office:value="0.0599" calcext:value-type="float">
            <text:p>0.0599</text:p>
          </table:table-cell>
          <table:table-cell table:formula="of:=[.F8]/[.I8]" office:value-type="float" office:value="3.425" calcext:value-type="float">
            <text:p>3.425</text:p>
          </table:table-cell>
          <table:table-cell office:value-type="float" office:value="5" calcext:value-type="float">
            <text:p>5</text:p>
          </table:table-cell>
          <table:table-cell table:formula="of:=[.K8]*[.N8]" office:value-type="float" office:value="3425.95" calcext:value-type="float">
            <text:p>3425.95</text:p>
          </table:table-cell>
          <table:table-cell table:formula="of:=[.O8]/[.$O$13]*100" office:value-type="float" office:value="6.16020839285801" calcext:value-type="float">
            <text:p>6.16020839285801</text:p>
          </table:table-cell>
          <table:table-cell/>
          <table:table-cell table:formula="of:=[.G8]*[.P8]" office:value-type="float" office:value="-0.537786192696504" calcext:value-type="float">
            <text:p>-0.53778619269650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SM</text:p>
          </table:table-cell>
          <table:table-cell office:value-type="string" calcext:value-type="string">
            <text:p>Taiwan Semiconductor Manufacturing Company Limited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emiconductors</text:p>
          </table:table-cell>
          <table:table-cell table:style-name="ce1" office:value-type="string" calcext:value-type="string">
            <text:p>5.23%</text:p>
          </table:table-cell>
          <table:table-cell table:style-name="ce1" office:value-type="string" calcext:value-type="string">
            <text:p>6.31%</text:p>
          </table:table-cell>
          <table:table-cell office:value-type="float" office:value="4.36" calcext:value-type="float">
            <text:p>4.36</text:p>
          </table:table-cell>
          <table:table-cell table:style-name="ce1" office:value-type="string" calcext:value-type="string">
            <text:p>3.02%</text:p>
          </table:table-cell>
          <table:table-cell table:style-name="ce1" office:value-type="string" calcext:value-type="string">
            <text:p>-0.66%</text:p>
          </table:table-cell>
          <table:table-cell office:value-type="float" office:value="123.08" calcext:value-type="float">
            <text:p>123.08</text:p>
          </table:table-cell>
          <table:table-cell table:formula="of:=ROUND([.H9]/[.K9];4)" office:value-type="float" office:value="0.0354" calcext:value-type="float">
            <text:p>0.0354</text:p>
          </table:table-cell>
          <table:table-cell table:formula="of:=[.F9]/[.I9]" office:value-type="float" office:value="1.7317880794702" calcext:value-type="float">
            <text:p>1.7317880794702</text:p>
          </table:table-cell>
          <table:table-cell office:value-type="float" office:value="20" calcext:value-type="float">
            <text:p>20</text:p>
          </table:table-cell>
          <table:table-cell table:formula="of:=[.K9]*[.N9]" office:value-type="float" office:value="2461.6" calcext:value-type="float">
            <text:p>2461.6</text:p>
          </table:table-cell>
          <table:table-cell table:formula="of:=[.O9]/[.$O$13]*100" office:value-type="float" office:value="4.42620849103439" calcext:value-type="float">
            <text:p>4.42620849103439</text:p>
          </table:table-cell>
          <table:table-cell/>
          <table:table-cell table:formula="of:=[.G9]*[.P9]" office:value-type="float" office:value="0.27929375578427" calcext:value-type="float">
            <text:p>0.2792937557842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lack Technologies, Inc.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oftware - Application</text:p>
          </table:table-cell>
          <table:table-cell table:style-name="ce1" office:value-type="string" calcext:value-type="string">
            <text:p>3.67%</text:p>
          </table:table-cell>
          <table:table-cell table:style-name="ce1" office:value-type="string" calcext:value-type="string">
            <text:p>-1.21%</text:p>
          </table:table-cell>
          <table:table-cell office:value-type="float" office:value="0.52" calcext:value-type="float">
            <text:p>0.52</text:p>
          </table:table-cell>
          <table:table-cell table:style-name="ce1" office:value-type="string" calcext:value-type="string">
            <text:p>1.05%</text:p>
          </table:table-cell>
          <table:table-cell table:style-name="ce1" office:value-type="string" calcext:value-type="string">
            <text:p>0.01%</text:p>
          </table:table-cell>
          <table:table-cell office:value-type="float" office:value="41.69" calcext:value-type="float">
            <text:p>41.69</text:p>
          </table:table-cell>
          <table:table-cell table:formula="of:=ROUND([.H10]/[.K10];4)" office:value-type="float" office:value="0.0125" calcext:value-type="float">
            <text:p>0.0125</text:p>
          </table:table-cell>
          <table:table-cell table:formula="of:=[.F10]/[.I10]" office:value-type="float" office:value="3.49523809523809" calcext:value-type="float">
            <text:p>3.49523809523809</text:p>
          </table:table-cell>
          <table:table-cell office:value-type="float" office:value="30" calcext:value-type="float">
            <text:p>30</text:p>
          </table:table-cell>
          <table:table-cell table:formula="of:=[.K10]*[.N10]" office:value-type="float" office:value="1250.7" calcext:value-type="float">
            <text:p>1250.7</text:p>
          </table:table-cell>
          <table:table-cell table:formula="of:=[.O10]/[.$O$13]*100" office:value-type="float" office:value="2.24888648023103" calcext:value-type="float">
            <text:p>2.24888648023103</text:p>
          </table:table-cell>
          <table:table-cell/>
          <table:table-cell table:formula="of:=[.G10]*[.P10]" office:value-type="float" office:value="-0.0272115264107955" calcext:value-type="float">
            <text:p>-0.02721152641079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Zoom Video Communications, Inc.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Telecom Services</text:p>
          </table:table-cell>
          <table:table-cell table:style-name="ce1" office:value-type="string" calcext:value-type="string">
            <text:p>3.91%</text:p>
          </table:table-cell>
          <table:table-cell table:style-name="ce1" office:value-type="string" calcext:value-type="string">
            <text:p>-10.46%</text:p>
          </table:table-cell>
          <table:table-cell office:value-type="float" office:value="20.02" calcext:value-type="float">
            <text:p>20.02</text:p>
          </table:table-cell>
          <table:table-cell table:style-name="ce1" office:value-type="string" calcext:value-type="string">
            <text:p>4.85%</text:p>
          </table:table-cell>
          <table:table-cell table:style-name="ce1" office:value-type="string" calcext:value-type="string">
            <text:p>-9.10%</text:p>
          </table:table-cell>
          <table:table-cell office:value-type="float" office:value="331.53" calcext:value-type="float">
            <text:p>331.53</text:p>
          </table:table-cell>
          <table:table-cell table:formula="of:=ROUND([.H11]/[.K11];4)" office:value-type="float" office:value="0.0604" calcext:value-type="float">
            <text:p>0.0604</text:p>
          </table:table-cell>
          <table:table-cell table:formula="of:=[.F11]/[.I11]" office:value-type="float" office:value="0.806185567010309" calcext:value-type="float">
            <text:p>0.806185567010309</text:p>
          </table:table-cell>
          <table:table-cell office:value-type="float" office:value="10" calcext:value-type="float">
            <text:p>10</text:p>
          </table:table-cell>
          <table:table-cell table:formula="of:=[.K11]*[.N11]" office:value-type="float" office:value="3315.3" calcext:value-type="float">
            <text:p>3315.3</text:p>
          </table:table-cell>
          <table:table-cell table:formula="of:=[.O11]/[.$O$13]*100" office:value-type="float" office:value="5.96124837923559" calcext:value-type="float">
            <text:p>5.96124837923559</text:p>
          </table:table-cell>
          <table:table-cell/>
          <table:table-cell table:formula="of:=[.G11]*[.P11]" office:value-type="float" office:value="-0.623546580468042" calcext:value-type="float">
            <text:p>-0.623546580468042</text:p>
          </table:table-cell>
          <table:table-cell/>
        </table:table-row>
        <table:table-row table:style-name="ro1">
          <table:table-cell table:number-columns-repeated="17"/>
          <table:table-cell table:formula="of:=SUM([.R2:.R11])" office:value-type="float" office:value="-2.78266981322573" calcext:value-type="float">
            <text:p>-2.7826698132257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rt Cap</text:p>
          </table:table-cell>
          <table:table-cell table:formula="of:=SUM([.O2:.O11])" office:value-type="float" office:value="55614.19" calcext:value-type="float">
            <text:p>55614.19</text:p>
          </table:table-cell>
          <table:table-cell table:formula="of:=[.O13]/[.$O$13]*100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Perf Month</text:p>
          </table:table-cell>
          <table:table-cell table:formula="of:=([.F2]*[.$P$2]+[.F3]*[.$P$3]+[.F4]*[.$P$4]+[.F5]*[.$P$5]+[.F6]*[.$P$6]+[.F7]*[.$P$7]+[.F8]*[.$P$8]+[.F9]*[.$P$9]+[.F10]*[.$P$10]+[.F11]*[.$P$11])/100" office:value-type="float" office:value="0.0897130730124812" calcext:value-type="float">
            <text:p>0.089713073012481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Perf Quart</text:p>
          </table:table-cell>
          <table:table-cell table:formula="of:=([.G2]*[.$P$2]+[.G3]*[.$P$3]+[.G4]*[.$P$4]+[.G5]*[.$P$5]+[.G6]*[.$P$6]+[.G7]*[.$P$7]+[.G8]*[.$P$8]+[.G9]*[.$P$9]+[.G10]*[.$P$10]+[.G11]*[.$P$11])/100" office:value-type="float" office:value="-0.0278266981322573" calcext:value-type="float">
            <text:p>-0.027826698132257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SMA50</text:p>
          </table:table-cell>
          <table:table-cell table:formula="of:=[.J2]*[.P2]+[.J3]*[.P3]+[.J4]*[.P4]+[.J5]*[.P5]+[.J6]*[.P6]+[.J7]*[.P7]+[.J8]*[.P8]+[.J9]*[.P9]+[.J10]*[.P10]+[.J11]*[.P11]" office:value-type="float" office:value="-0.993523510816214" calcext:value-type="float">
            <text:p>-0.993523510816214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Volatility M</text:p>
          </table:table-cell>
          <table:table-cell table:formula="of:=[.I2]*[.P2]+[.I3]*[.P3]+[.I4]*[.P4]+[.I5]*[.P5]+[.I6]*[.P6]+[.I7]*[.P7]+[.I8]*[.P8]+[.I9]*[.P9]+[.I10]*[.P10]+[.I11]*[.P11]" office:value-type="float" office:value="4.03321527833094" calcext:value-type="float">
            <text:p>4.03321527833094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Sharpe</text:p>
          </table:table-cell>
          <table:table-cell table:formula="of:=AVERAGE([.R18:.S18])" office:value-type="float" office:value="2.11660691245453" calcext:value-type="float">
            <text:p>2.11660691245453</text:p>
          </table:table-cell>
          <table:table-cell table:formula="of:=[.O14]/[.R19]" office:value-type="float" office:value="2.11112176399733" calcext:value-type="float">
            <text:p>2.11112176399733</text:p>
          </table:table-cell>
          <table:table-cell/>
          <table:table-cell table:formula="of:=[.O14]/[.O17]*100" office:value-type="float" office:value="2.22435617296399" calcext:value-type="float">
            <text:p>2.22435617296399</text:p>
          </table:table-cell>
          <table:table-cell table:formula="of:=[.O14]/[.O19]*100" office:value-type="float" office:value="2.00885765194506" calcext:value-type="float">
            <text:p>2.0088576519450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NATR</text:p>
          </table:table-cell>
          <table:table-cell table:formula="of:=[.L2]*[.P2]+[.L3]*[.P3]+[.L4]*[.P4]+[.L5]*[.P5]+[.L6]*[.P6]+[.L7]*[.P7]+[.L8]*[.P8]+[.L9]*[.P9]+[.L10]*[.P10]+[.L11]*[.P11]" office:value-type="float" office:value="4.46587506713664" calcext:value-type="float">
            <text:p>4.46587506713664</text:p>
          </table:table-cell>
          <table:table-cell table:number-columns-repeated="2"/>
          <table:table-cell table:formula="of:=AVERAGE([.O19];[.O17])/100" office:value-type="float" office:value="0.0424954517273379" calcext:value-type="float">
            <text:p>0.042495451727338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4"/>
          <table:table-cell table:formula="of:=([.M2]*[.$P$2]+[.M3]*[.$P$3]+[.M4]*[.$P$4]+[.M5]*[.$P$5]+[.M6]*[.$P$6]+[.M7]*[.$P$7]+[.M8]*[.$P$8]+[.M9]*[.$P$9]+[.M10]*[.$P$10]+[.M11]*[.$P$11])/100" office:value-type="float" office:value="2.51954066947899" calcext:value-type="float">
            <text:p>2.51954066947899</text:p>
          </table:table-cell>
          <table:table-cell table:formula="of:=[.O14]/[.O17]*100" office:value-type="float" office:value="2.22435617296399" calcext:value-type="float">
            <text:p>2.22435617296399</text:p>
          </table:table-cell>
          <table:table-cell table:number-columns-repeated="3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14"/>
          <table:table-cell office:value-type="string" calcext:value-type="string">
            <text:p>sharpe/sharpe</text:p>
          </table:table-cell>
          <table:table-cell office:value-type="string" calcext:value-type="string">
            <text:p>vol/vo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WI</text:p>
          </table:table-cell>
          <table:table-cell office:value-type="string" calcext:value-type="string">
            <text:p>iShares MSCI ACWI ETF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Exchange Traded Fund</text:p>
          </table:table-cell>
          <table:table-cell table:style-name="ce1" office:value-type="string" calcext:value-type="string">
            <text:p>5.48%</text:p>
          </table:table-cell>
          <table:table-cell table:style-name="ce1" office:value-type="string" calcext:value-type="string">
            <text:p>6.63%</text:p>
          </table:table-cell>
          <table:table-cell office:value-type="float" office:value="1.12" calcext:value-type="float">
            <text:p>1.12</text:p>
          </table:table-cell>
          <table:table-cell table:style-name="ce2" office:value-type="string" calcext:value-type="string">
            <text:p>0.93%</text:p>
          </table:table-cell>
          <table:table-cell table:style-name="ce1" office:value-type="string" calcext:value-type="string">
            <text:p>3.44%</text:p>
          </table:table-cell>
          <table:table-cell office:value-type="float" office:value="97.8" calcext:value-type="float">
            <text:p>97.8</text:p>
          </table:table-cell>
          <table:table-cell table:formula="of:=ROUND([.H29]/[.K29];4)*100" office:value-type="float" office:value="1.15" calcext:value-type="float">
            <text:p>1.15</text:p>
          </table:table-cell>
          <table:table-cell table:formula="of:=[.F29]/[.I29]" office:value-type="float" office:value="5.89247311827957" calcext:value-type="float">
            <text:p>5.89247311827957</text:p>
          </table:table-cell>
          <table:table-cell/>
          <table:table-cell table:formula="of:=[.$O$18]/[.M29]*100" office:value-type="float" office:value="35.9205187697575" calcext:value-type="float">
            <text:p>35.9205187697575</text:p>
          </table:table-cell>
          <table:table-cell table:formula="of:=[.$O$19]/[.L29]" office:value-type="float" office:value="3.88336962359708" calcext:value-type="float">
            <text:p>3.88336962359708</text:p>
          </table:table-cell>
          <table:table-cell table:formula="of:=[.L29]/[.$O$19]*100" office:value-type="float" office:value="25.7508323164387" calcext:value-type="float">
            <text:p>25.750832316438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KW</text:p>
          </table:table-cell>
          <table:table-cell office:value-type="string" calcext:value-type="string">
            <text:p>ARK Next Generation Internet ETF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Exchange Traded Fund</text:p>
          </table:table-cell>
          <table:table-cell table:style-name="ce1" office:value-type="string" calcext:value-type="string">
            <text:p>8.88%</text:p>
          </table:table-cell>
          <table:table-cell table:style-name="ce1" office:value-type="string" calcext:value-type="string">
            <text:p>0.62%</text:p>
          </table:table-cell>
          <table:table-cell office:value-type="float" office:value="6.78" calcext:value-type="float">
            <text:p>6.78</text:p>
          </table:table-cell>
          <table:table-cell table:style-name="ce1" office:value-type="string" calcext:value-type="string">
            <text:p>3.82%</text:p>
          </table:table-cell>
          <table:table-cell table:style-name="ce1" office:value-type="string" calcext:value-type="string">
            <text:p>-4.28%</text:p>
          </table:table-cell>
          <table:table-cell office:value-type="float" office:value="154.65" calcext:value-type="float">
            <text:p>154.65</text:p>
          </table:table-cell>
          <table:table-cell table:formula="of:=ROUND([.H30]/[.K30];4)*100" office:value-type="float" office:value="4.38" calcext:value-type="float">
            <text:p>4.38</text:p>
          </table:table-cell>
          <table:table-cell table:formula="of:=[.F30]/[.I30]" office:value-type="float" office:value="2.32460732984293" calcext:value-type="float">
            <text:p>2.32460732984293</text:p>
          </table:table-cell>
          <table:table-cell/>
          <table:table-cell table:formula="of:=[.$O$18]/[.M30]*100" office:value-type="float" office:value="91.0522342970303" calcext:value-type="float">
            <text:p>91.0522342970303</text:p>
          </table:table-cell>
          <table:table-cell table:formula="of:=[.$O$19]/[.L30]" office:value-type="float" office:value="1.01960617971156" calcext:value-type="float">
            <text:p>1.01960617971156</text:p>
          </table:table-cell>
          <table:table-cell table:formula="of:=[.L30]/[.$O$19]*100" office:value-type="float" office:value="98.0770830834795" calcext:value-type="float">
            <text:p>98.077083083479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QQ</text:p>
          </table:table-cell>
          <table:table-cell office:value-type="string" calcext:value-type="string">
            <text:p>Invesco QQQ Trust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Exchange Traded Fund</text:p>
          </table:table-cell>
          <table:table-cell table:style-name="ce1" office:value-type="string" calcext:value-type="string">
            <text:p>10.56%</text:p>
          </table:table-cell>
          <table:table-cell table:style-name="ce1" office:value-type="string" calcext:value-type="string">
            <text:p>6.34%</text:p>
          </table:table-cell>
          <table:table-cell office:value-type="float" office:value="6.63" calcext:value-type="float">
            <text:p>6.63</text:p>
          </table:table-cell>
          <table:table-cell table:style-name="ce1" office:value-type="string" calcext:value-type="string">
            <text:p>1.69%</text:p>
          </table:table-cell>
          <table:table-cell table:style-name="ce1" office:value-type="string" calcext:value-type="string">
            <text:p>4.17%</text:p>
          </table:table-cell>
          <table:table-cell office:value-type="float" office:value="334.8" calcext:value-type="float">
            <text:p>334.8</text:p>
          </table:table-cell>
          <table:table-cell table:formula="of:=ROUND([.H31]/[.K31];4)*100" office:value-type="float" office:value="1.98" calcext:value-type="float">
            <text:p>1.98</text:p>
          </table:table-cell>
          <table:table-cell table:formula="of:=[.F31]/[.I31]" office:value-type="float" office:value="6.24852071005917" calcext:value-type="float">
            <text:p>6.24852071005917</text:p>
          </table:table-cell>
          <table:table-cell/>
          <table:table-cell table:formula="of:=[.$O$18]/[.M31]*100" office:value-type="float" office:value="33.8737280496984" calcext:value-type="float">
            <text:p>33.8737280496984</text:p>
          </table:table-cell>
          <table:table-cell table:formula="of:=[.$O$19]/[.L31]" office:value-type="float" office:value="2.25549245814982" calcext:value-type="float">
            <text:p>2.25549245814982</text:p>
          </table:table-cell>
          <table:table-cell table:formula="of:=[.L31]/[.$O$19]*100" office:value-type="float" office:value="44.336215640477" calcext:value-type="float">
            <text:p>44.33621564047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PDR S&amp;P 500 ETF Trust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Exchange Traded Fund</text:p>
          </table:table-cell>
          <table:table-cell table:style-name="ce1" office:value-type="string" calcext:value-type="string">
            <text:p>6.52%</text:p>
          </table:table-cell>
          <table:table-cell table:style-name="ce1" office:value-type="string" calcext:value-type="string">
            <text:p>9.50%</text:p>
          </table:table-cell>
          <table:table-cell office:value-type="float" office:value="5.04" calcext:value-type="float">
            <text:p>5.04</text:p>
          </table:table-cell>
          <table:table-cell table:style-name="ce1" office:value-type="string" calcext:value-type="string">
            <text:p>1.05%</text:p>
          </table:table-cell>
          <table:table-cell table:style-name="ce1" office:value-type="string" calcext:value-type="string">
            <text:p>4.85%</text:p>
          </table:table-cell>
          <table:table-cell office:value-type="float" office:value="408.15" calcext:value-type="float">
            <text:p>408.15</text:p>
          </table:table-cell>
          <table:table-cell table:formula="of:=ROUND([.H32]/[.K32];4)*100" office:value-type="float" office:value="1.23" calcext:value-type="float">
            <text:p>1.23</text:p>
          </table:table-cell>
          <table:table-cell table:formula="of:=[.F32]/[.I32]" office:value-type="float" office:value="6.20952380952381" calcext:value-type="float">
            <text:p>6.20952380952381</text:p>
          </table:table-cell>
          <table:table-cell office:value-type="float" office:value="0.6" calcext:value-type="float">
            <text:p>0.6</text:p>
          </table:table-cell>
          <table:table-cell table:formula="of:=[.$O$18]/[.M32]*100" office:value-type="float" office:value="34.0864610134548" calcext:value-type="float">
            <text:p>34.0864610134548</text:p>
          </table:table-cell>
          <table:table-cell table:formula="of:=[.$O$19]/[.L32]" office:value-type="float" office:value="3.63079273750947" calcext:value-type="float">
            <text:p>3.63079273750947</text:p>
          </table:table-cell>
          <table:table-cell table:formula="of:=[.L32]/[.$O$19]*100" office:value-type="float" office:value="27.5421945645388" calcext:value-type="float">
            <text:p>27.542194564538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LT</text:p>
          </table:table-cell>
          <table:table-cell office:value-type="string" calcext:value-type="string">
            <text:p>iShares 20+ Year Treasury Bond ETF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Exchange Traded Fund</text:p>
          </table:table-cell>
          <table:table-cell table:style-name="ce1" office:value-type="string" calcext:value-type="string">
            <text:p>-0.69%</text:p>
          </table:table-cell>
          <table:table-cell table:style-name="ce1" office:value-type="string" calcext:value-type="string">
            <text:p>-12.46%</text:p>
          </table:table-cell>
          <table:table-cell office:value-type="float" office:value="1.64" calcext:value-type="float">
            <text:p>1.64</text:p>
          </table:table-cell>
          <table:table-cell table:style-name="ce1" office:value-type="string" calcext:value-type="string">
            <text:p>0.88%</text:p>
          </table:table-cell>
          <table:table-cell table:style-name="ce1" office:value-type="string" calcext:value-type="string">
            <text:p>-3.08%</text:p>
          </table:table-cell>
          <table:table-cell office:value-type="float" office:value="137.66" calcext:value-type="float">
            <text:p>137.66</text:p>
          </table:table-cell>
          <table:table-cell table:formula="of:=ROUND([.H33]/[.K33];4)*100" office:value-type="float" office:value="1.19" calcext:value-type="float">
            <text:p>1.19</text:p>
          </table:table-cell>
          <table:table-cell table:formula="of:=[.F33]/[.I33]" office:value-type="float" office:value="-0.784090909090909" calcext:value-type="float">
            <text:p>-0.784090909090909</text:p>
          </table:table-cell>
          <table:table-cell office:value-type="float" office:value="0.4" calcext:value-type="float">
            <text:p>0.4</text:p>
          </table:table-cell>
          <table:table-cell table:formula="of:=[.$O$18]/[.M33]*100" office:value-type="float" office:value="-269.944069994201" calcext:value-type="float">
            <text:p>-269.944069994201</text:p>
          </table:table-cell>
          <table:table-cell table:formula="of:=[.$O$19]/[.L33]" office:value-type="float" office:value="3.75283619087113" calcext:value-type="float">
            <text:p>3.75283619087113</text:p>
          </table:table-cell>
          <table:table-cell table:formula="of:=[.L33]/[.$O$19]*100" office:value-type="float" office:value="26.6465134404887" calcext:value-type="float">
            <text:p>26.64651344048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Y/TLT</text:p>
          </table:table-cell>
          <table:table-cell table:number-columns-repeated="3"/>
          <table:table-cell table:formula="of:=[.F32]*[.N32]+[.F33]*[.N33]" office:value-type="float" office:value="0.03636" calcext:value-type="float">
            <text:p>0.03636</text:p>
          </table:table-cell>
          <table:table-cell table:number-columns-repeated="2"/>
          <table:table-cell table:formula="of:=[.I32]*[.N32]+[.I33]*[.N33]" office:value-type="float" office:value="0.00982" calcext:value-type="float">
            <text:p>0.00982</text:p>
          </table:table-cell>
          <table:table-cell table:number-columns-repeated="3"/>
          <table:table-cell table:formula="of:=[.F34]/[.I34]" office:value-type="float" office:value="3.70264765784114" calcext:value-type="float">
            <text:p>3.70264765784114</text:p>
          </table:table-cell>
          <table:table-cell/>
          <table:table-cell table:formula="of:=[.$O$18]/[.M34]*100" office:value-type="float" office:value="57.1646861394485" calcext:value-type="float">
            <text:p>57.1646861394485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  <table:table-cell table:style-name="ce3"/>
          <table:table-cell table:number-columns-repeated="10"/>
        </table:table-row>
        <table:table-row table:style-name="ro1">
          <table:table-cell table:number-columns-repeated="8"/>
          <table:table-cell table:style-name="ce3"/>
          <table:table-cell table:number-columns-repeated="5"/>
          <table:table-cell table:formula="of:=[.$M$31]/[.M32]*100" office:value-type="float" office:value="100.628017569971" calcext:value-type="float">
            <text:p>100.628017569971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2"/>
          <table:table-cell table:number-columns-repeated="5"/>
          <table:table-cell table:formula="of:=[.$M$30]/[.M31]*100" office:value-type="float" office:value="37.2025226082818" calcext:value-type="float">
            <text:p>37.2025226082818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4"/>
          <table:table-cell table:number-columns-repeated="10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table:formula="of:=[.L46]/[.M46]" office:value-type="float" office:value="33.3333333333333" calcext:value-type="float">
            <text:p>33.3333333333333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table:formula="of:=[.L47]/[.M47]" office:value-type="float" office:value="66.6666666666667" calcext:value-type="float">
            <text:p>66.666666666666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office:value-type="float" office:value="0.14" calcext:value-type="float">
            <text:p>0.14</text:p>
          </table:table-cell>
          <table:table-cell table:formula="of:=[.L48]/[.M48]" office:value-type="float" office:value="142.857142857143" calcext:value-type="float">
            <text:p>142.857142857143</text:p>
          </table:table-cell>
          <table:table-cell table:formula="of:=[.L48]/[.$M$46]" office:value-type="float" office:value="133.333333333333" calcext:value-type="float">
            <text:p>133.333333333333</text:p>
          </table:table-cell>
          <table:table-cell table:formula="of:=([.N48]-[.O48])/[.O48]" office:value-type="float" office:value="0.0714285714285712" calcext:value-type="float">
            <text:p>0.071428571428571</text:p>
          </table:table-cell>
          <table:table-cell table:formula="of:=[.N48]*0.15" office:value-type="float" office:value="21.4285714285714" calcext:value-type="float">
            <text:p>21.4285714285714</text:p>
          </table:table-cell>
          <table:table-cell table:formula="of:=([.L48]-[.Q48])/[.Q48]" office:value-type="float" office:value="-0.0666666666666664" calcext:value-type="float">
            <text:p>-0.066666666666667</text:p>
          </table:table-cell>
          <table:table-cell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office:value-type="float" office:value="0.12" calcext:value-type="float">
            <text:p>0.12</text:p>
          </table:table-cell>
          <table:table-cell table:formula="of:=[.L49]/[.M49]" office:value-type="float" office:value="416.666666666667" calcext:value-type="float">
            <text:p>416.666666666667</text:p>
          </table:table-cell>
          <table:table-cell table:formula="of:=[.L49]/[.$M$46]" office:value-type="float" office:value="333.333333333333" calcext:value-type="float">
            <text:p>333.333333333333</text:p>
          </table:table-cell>
          <table:table-cell table:formula="of:=([.N49]-[.O49])/[.O49]" office:value-type="float" office:value="0.25" calcext:value-type="float">
            <text:p>0.25</text:p>
          </table:table-cell>
          <table:table-cell table:formula="of:=[.N49]*0.15" office:value-type="float" office:value="62.5" calcext:value-type="float">
            <text:p>62.5</text:p>
          </table:table-cell>
          <table:table-cell table:formula="of:=([.L49]-[.Q49])/[.Q49]" office:value-type="float" office:value="-0.2" calcext:value-type="float">
            <text:p>-0.2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[.L50]/[.M50]" office:value-type="float" office:value="1000" calcext:value-type="float">
            <text:p>1000</text:p>
          </table:table-cell>
          <table:table-cell table:formula="of:=[.L50]/[.$M$46]" office:value-type="float" office:value="666.666666666667" calcext:value-type="float">
            <text:p>666.666666666667</text:p>
          </table:table-cell>
          <table:table-cell table:formula="of:=([.N50]-[.O50])/[.O50]" office:value-type="float" office:value="0.5" calcext:value-type="float">
            <text:p>0.5</text:p>
          </table:table-cell>
          <table:table-cell table:formula="of:=[.N50]*0.15" office:value-type="float" office:value="150" calcext:value-type="float">
            <text:p>150</text:p>
          </table:table-cell>
          <table:table-cell table:formula="of:=([.L50]-[.Q50])/[.Q50]" office:value-type="float" office:value="-0.333333333333333" calcext:value-type="float">
            <text:p>-0.33333333333333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table:formula="of:=[.L51]/[.M51]" office:value-type="float" office:value="1875" calcext:value-type="float">
            <text:p>1875</text:p>
          </table:table-cell>
          <table:table-cell table:formula="of:=[.L51]/[.$M$46]" office:value-type="float" office:value="1000" calcext:value-type="float">
            <text:p>1000</text:p>
          </table:table-cell>
          <table:table-cell table:formula="of:=([.N51]-[.O51])/[.O51]" office:value-type="float" office:value="0.875" calcext:value-type="float">
            <text:p>0.875</text:p>
          </table:table-cell>
          <table:table-cell table:formula="of:=[.N51]*0.15" office:value-type="float" office:value="281.25" calcext:value-type="float">
            <text:p>281.25</text:p>
          </table:table-cell>
          <table:table-cell table:formula="of:=([.L51]-[.Q51])/[.Q51]" office:value-type="float" office:value="-0.466666666666667" calcext:value-type="float">
            <text:p>-0.466666666666667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00" calcext:value-type="float">
            <text:p>200</text:p>
          </table:table-cell>
          <table:table-cell office:value-type="float" office:value="0.06" calcext:value-type="float">
            <text:p>0.06</text:p>
          </table:table-cell>
          <table:table-cell table:formula="of:=[.L52]/[.M52]" office:value-type="float" office:value="3333.33333333333" calcext:value-type="float">
            <text:p>3333.33333333333</text:p>
          </table:table-cell>
          <table:table-cell table:formula="of:=[.L52]/[.$M$46]" office:value-type="float" office:value="1333.33333333333" calcext:value-type="float">
            <text:p>1333.33333333333</text:p>
          </table:table-cell>
          <table:table-cell table:formula="of:=([.N52]-[.O52])/[.O52]" office:value-type="float" office:value="1.5" calcext:value-type="float">
            <text:p>1.5</text:p>
          </table:table-cell>
          <table:table-cell table:formula="of:=[.N52]*0.15" office:value-type="float" office:value="500" calcext:value-type="float">
            <text:p>500</text:p>
          </table:table-cell>
          <table:table-cell table:formula="of:=([.L52]-[.Q52])/[.Q52]" office:value-type="float" office:value="-0.6" calcext:value-type="float">
            <text:p>-0.6</text:p>
          </table:table-cell>
          <table:table-cell/>
        </table:table-row>
        <table:table-row table:style-name="ro1">
          <table:table-cell table:number-columns-repeated="11"/>
          <table:table-cell office:value-type="float" office:value="300" calcext:value-type="float">
            <text:p>300</text:p>
          </table:table-cell>
          <table:table-cell office:value-type="float" office:value="0.04" calcext:value-type="float">
            <text:p>0.04</text:p>
          </table:table-cell>
          <table:table-cell table:formula="of:=[.L53]/[.M53]" office:value-type="float" office:value="7500" calcext:value-type="float">
            <text:p>7500</text:p>
          </table:table-cell>
          <table:table-cell table:formula="of:=[.L53]/[.$M$46]" office:value-type="float" office:value="2000" calcext:value-type="float">
            <text:p>2000</text:p>
          </table:table-cell>
          <table:table-cell table:formula="of:=([.N53]-[.O53])/[.O53]" office:value-type="float" office:value="2.75" calcext:value-type="float">
            <text:p>2.75</text:p>
          </table:table-cell>
          <table:table-cell table:formula="of:=[.N53]*0.15" office:value-type="float" office:value="1125" calcext:value-type="float">
            <text:p>1125</text:p>
          </table:table-cell>
          <table:table-cell table:formula="of:=([.L53]-[.Q53])/[.Q53]" office:value-type="float" office:value="-0.733333333333333" calcext:value-type="float">
            <text:p>-0.7333333333333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13:44:42.334556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4T23:10:10.465732105</dc:date>
    <meta:editing-duration>PT4H19M22S</meta:editing-duration>
    <meta:editing-cycles>5</meta:editing-cycles>
    <meta:generator>LibreOffice/6.4.6.2$Linux_X86_64 LibreOffice_project/40$Build-2</meta:generator>
    <meta:document-statistic meta:table-count="1" meta:cell-count="348" meta:object-count="0"/>
  </office:meta>
</office:document-meta>
</file>